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cda" officeooo:paragraph-rsid="001ee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ing copy propagation and constant folding for assignment stat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53:05.000035888</meta:creation-date>
    <dc:date>2018-04-03T23:54:43.077681221</dc:date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70" meta:non-whitespace-character-count="62"/>
    <meta:generator>LibreOffice/4.2.8.2$Linux_X86_64 LibreOffice_project/420m0$Build-2</meta:generator>
  </office:meta>
</office:document-meta>
</file>